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20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19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19-05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18-10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18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17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16-1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10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70152" calcext:value-type="float">
            <text:p>14.17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09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5184" calcext:value-type="float">
            <text:p>14.04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08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1448" calcext:value-type="float">
            <text:p>13.87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07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6924" calcext:value-type="float">
            <text:p>12.96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06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04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03-10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02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3876" calcext:value-type="float">
            <text:p>12.93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01-10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78" calcext:value-type="float">
            <text:p>12.87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2000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4752" calcext:value-type="float">
            <text:p>12.87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9-10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8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54712" calcext:value-type="float">
            <text:p>12.55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6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07112" calcext:value-type="float">
            <text:p>12.70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5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6492" calcext:value-type="float">
            <text:p>12.6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4-10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9304" calcext:value-type="float">
            <text:p>12.8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3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2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36424" calcext:value-type="float">
            <text:p>12.53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1-10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91488" calcext:value-type="float">
            <text:p>14.19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1-04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8512" calcext:value-type="float">
            <text:p>12.47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0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81632" calcext:value-type="float">
            <text:p>14.5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90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6584" calcext:value-type="float">
            <text:p>13.81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9-10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20672" calcext:value-type="float">
            <text:p>14.520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9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696" calcext:value-type="float">
            <text:p>13.7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8-10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6944" calcext:value-type="float">
            <text:p>14.5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8-04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6856" calcext:value-type="float">
            <text:p>13.70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7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3792" calcext:value-type="float">
            <text:p>13.8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7-04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34288" calcext:value-type="float">
            <text:p>13.73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6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8296" calcext:value-type="float">
            <text:p>13.79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6-05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36" calcext:value-type="float">
            <text:p>13.5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5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4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4-05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8232" calcext:value-type="float">
            <text:p>14.04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2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884" calcext:value-type="float">
            <text:p>13.57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82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175</text:p>
          </table:table-cell>
          <table:table-cell office:value-type="string" calcext:value-type="string">
            <text:p>1965-05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25296" calcext:value-type="float">
            <text:p>12.2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